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8" table:default-cell-style-name="ce1"/>
        <table:table-row table:style-name="ro1">
          <table:table-cell office:value-type="string" calcext:value-type="string">
            <text:p>tcel</text:p>
          </table:table-cell>
          <table:table-cell office:value-type="string" calcext:value-type="string">
            <text:p>nodos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grado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smallworld</text:p>
          </table:table-cell>
          <table:table-cell office:value-type="string" calcext:value-type="string">
            <text:p>entropia</text:p>
          </table:table-cell>
          <table:table-cell office:value-type="string" calcext:value-type="string">
            <text:p>divENmean</text:p>
          </table:table-cell>
          <table:table-cell office:value-type="string" calcext:value-type="string">
            <text:p>complejida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45" calcext:value-type="float">
            <text:p>4345</text:p>
          </table:table-cell>
          <table:table-cell office:value-type="float" office:value="6090" calcext:value-type="float">
            <text:p>6090</text:p>
          </table:table-cell>
          <table:table-cell office:value-type="float" office:value="2.80322209436" calcext:value-type="float">
            <text:p>2.8032</text:p>
          </table:table-cell>
          <table:table-cell office:value-type="float" office:value="-2.1510804817" calcext:value-type="float">
            <text:p>-2.1511</text:p>
          </table:table-cell>
          <table:table-cell office:value-type="float" office:value="0.0393901880088" calcext:value-type="float">
            <text:p>0.0394</text:p>
          </table:table-cell>
          <table:table-cell office:value-type="float" office:value="5.5843296946" calcext:value-type="float">
            <text:p>5.5843</text:p>
          </table:table-cell>
          <table:table-cell office:value-type="float" office:value="88.8515234581" calcext:value-type="float">
            <text:p>88.8515</text:p>
          </table:table-cell>
          <table:table-cell office:value-type="float" office:value="0.0770640557862" calcext:value-type="float">
            <text:p>0.0771</text:p>
          </table:table-cell>
          <table:table-cell office:value-type="float" office:value="0.0312420975809" calcext:value-type="float">
            <text:p>0.0312</text:p>
          </table:table-cell>
          <table:table-cell office:value-type="float" office:value="0.00240764275085" calcext:value-type="float">
            <text:p>0.00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70" calcext:value-type="float">
            <text:p>4070</text:p>
          </table:table-cell>
          <table:table-cell office:value-type="float" office:value="6029" calcext:value-type="float">
            <text:p>6029</text:p>
          </table:table-cell>
          <table:table-cell office:value-type="float" office:value="2.96265356265" calcext:value-type="float">
            <text:p>2.9627</text:p>
          </table:table-cell>
          <table:table-cell office:value-type="float" office:value="-2.5203674457" calcext:value-type="float">
            <text:p>-2.5204</text:p>
          </table:table-cell>
          <table:table-cell office:value-type="float" office:value="0.0451025516765" calcext:value-type="float">
            <text:p>0.0451</text:p>
          </table:table-cell>
          <table:table-cell office:value-type="float" office:value="5.11435634567" calcext:value-type="float">
            <text:p>5.1144</text:p>
          </table:table-cell>
          <table:table-cell office:value-type="float" office:value="92.7115430584" calcext:value-type="float">
            <text:p>92.7115</text:p>
          </table:table-cell>
          <table:table-cell office:value-type="float" office:value="0.0938633821836" calcext:value-type="float">
            <text:p>0.0939</text:p>
          </table:table-cell>
          <table:table-cell office:value-type="float" office:value="0.0291192704483" calcext:value-type="float">
            <text:p>0.0291</text:p>
          </table:table-cell>
          <table:table-cell office:value-type="float" office:value="0.002733233211" calcext:value-type="float">
            <text:p>0.00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77" calcext:value-type="float">
            <text:p>3777</text:p>
          </table:table-cell>
          <table:table-cell office:value-type="float" office:value="5931" calcext:value-type="float">
            <text:p>5931</text:p>
          </table:table-cell>
          <table:table-cell office:value-type="float" office:value="3.14058776807" calcext:value-type="float">
            <text:p>3.1406</text:p>
          </table:table-cell>
          <table:table-cell office:value-type="float" office:value="-2.55008573789" calcext:value-type="float">
            <text:p>-2.5501</text:p>
          </table:table-cell>
          <table:table-cell office:value-type="float" office:value="0.0614564179933" calcext:value-type="float">
            <text:p>0.0615</text:p>
          </table:table-cell>
          <table:table-cell office:value-type="float" office:value="4.64785661879" calcext:value-type="float">
            <text:p>4.6479</text:p>
          </table:table-cell>
          <table:table-cell office:value-type="float" office:value="114.451480083" calcext:value-type="float">
            <text:p>114.4515</text:p>
          </table:table-cell>
          <table:table-cell office:value-type="float" office:value="0.109954696497" calcext:value-type="float">
            <text:p>0.1100</text:p>
          </table:table-cell>
          <table:table-cell office:value-type="float" office:value="0.0277082997866" calcext:value-type="float">
            <text:p>0.0277</text:p>
          </table:table-cell>
          <table:table-cell office:value-type="float" office:value="0.00304665769348" calcext:value-type="float">
            <text:p>0.00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43" calcext:value-type="float">
            <text:p>3543</text:p>
          </table:table-cell>
          <table:table-cell office:value-type="float" office:value="5826" calcext:value-type="float">
            <text:p>5826</text:p>
          </table:table-cell>
          <table:table-cell office:value-type="float" office:value="3.28873835732" calcext:value-type="float">
            <text:p>3.2887</text:p>
          </table:table-cell>
          <table:table-cell office:value-type="float" office:value="-2.53985242217" calcext:value-type="float">
            <text:p>-2.5399</text:p>
          </table:table-cell>
          <table:table-cell office:value-type="float" office:value="0.0641295577583" calcext:value-type="float">
            <text:p>0.0641</text:p>
          </table:table-cell>
          <table:table-cell office:value-type="float" office:value="4.40530336897" calcext:value-type="float">
            <text:p>4.4053</text:p>
          </table:table-cell>
          <table:table-cell office:value-type="float" office:value="107.661516433" calcext:value-type="float">
            <text:p>107.6615</text:p>
          </table:table-cell>
          <table:table-cell office:value-type="float" office:value="0.124031996745" calcext:value-type="float">
            <text:p>0.1240</text:p>
          </table:table-cell>
          <table:table-cell office:value-type="float" office:value="0.0265941136889" calcext:value-type="float">
            <text:p>0.0266</text:p>
          </table:table-cell>
          <table:table-cell office:value-type="float" office:value="0.00329852102251" calcext:value-type="float">
            <text:p>0.00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67" calcext:value-type="float">
            <text:p>3267</text:p>
          </table:table-cell>
          <table:table-cell office:value-type="float" office:value="5767" calcext:value-type="float">
            <text:p>5767</text:p>
          </table:table-cell>
          <table:table-cell office:value-type="float" office:value="3.53045607591" calcext:value-type="float">
            <text:p>3.5305</text:p>
          </table:table-cell>
          <table:table-cell office:value-type="float" office:value="-2.63293190737" calcext:value-type="float">
            <text:p>-2.6329</text:p>
          </table:table-cell>
          <table:table-cell office:value-type="float" office:value="0.0813571670233" calcext:value-type="float">
            <text:p>0.0814</text:p>
          </table:table-cell>
          <table:table-cell office:value-type="float" office:value="4.11200333045" calcext:value-type="float">
            <text:p>4.1120</text:p>
          </table:table-cell>
          <table:table-cell office:value-type="float" office:value="117.44496814" calcext:value-type="float">
            <text:p>117.4450</text:p>
          </table:table-cell>
          <table:table-cell office:value-type="float" office:value="0.141673991355" calcext:value-type="float">
            <text:p>0.1417</text:p>
          </table:table-cell>
          <table:table-cell office:value-type="float" office:value="0.0262374818918" calcext:value-type="float">
            <text:p>0.0262</text:p>
          </table:table-cell>
          <table:table-cell office:value-type="float" office:value="0.00371716878273" calcext:value-type="float">
            <text:p>0.003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07" calcext:value-type="float">
            <text:p>3007</text:p>
          </table:table-cell>
          <table:table-cell office:value-type="float" office:value="5687" calcext:value-type="float">
            <text:p>5687</text:p>
          </table:table-cell>
          <table:table-cell office:value-type="float" office:value="3.78250748254" calcext:value-type="float">
            <text:p>3.7825</text:p>
          </table:table-cell>
          <table:table-cell office:value-type="float" office:value="-2.20073142231" calcext:value-type="float">
            <text:p>-2.2007</text:p>
          </table:table-cell>
          <table:table-cell office:value-type="float" office:value="0.0956555177436" calcext:value-type="float">
            <text:p>0.0957</text:p>
          </table:table-cell>
          <table:table-cell office:value-type="float" office:value="3.92073120138" calcext:value-type="float">
            <text:p>3.9207</text:p>
          </table:table-cell>
          <table:table-cell office:value-type="float" office:value="116.756341319" calcext:value-type="float">
            <text:p>116.7563</text:p>
          </table:table-cell>
          <table:table-cell office:value-type="float" office:value="0.159222295037" calcext:value-type="float">
            <text:p>0.1592</text:p>
          </table:table-cell>
          <table:table-cell office:value-type="float" office:value="0.0258700306656" calcext:value-type="float">
            <text:p>0.0259</text:p>
          </table:table-cell>
          <table:table-cell office:value-type="float" office:value="0.00411908565525" calcext:value-type="float">
            <text:p>0.004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35" calcext:value-type="float">
            <text:p>2835</text:p>
          </table:table-cell>
          <table:table-cell office:value-type="float" office:value="5525" calcext:value-type="float">
            <text:p>5525</text:p>
          </table:table-cell>
          <table:table-cell office:value-type="float" office:value="3.89770723104" calcext:value-type="float">
            <text:p>3.8977</text:p>
          </table:table-cell>
          <table:table-cell office:value-type="float" office:value="-2.33148512459" calcext:value-type="float">
            <text:p>-2.3315</text:p>
          </table:table-cell>
          <table:table-cell office:value-type="float" office:value="0.113867052072" calcext:value-type="float">
            <text:p>0.1139</text:p>
          </table:table-cell>
          <table:table-cell office:value-type="float" office:value="3.70262235216" calcext:value-type="float">
            <text:p>3.7026</text:p>
          </table:table-cell>
          <table:table-cell office:value-type="float" office:value="130.715054666" calcext:value-type="float">
            <text:p>130.7151</text:p>
          </table:table-cell>
          <table:table-cell office:value-type="float" office:value="0.172312001106" calcext:value-type="float">
            <text:p>0.1723</text:p>
          </table:table-cell>
          <table:table-cell office:value-type="float" office:value="0.0245311919325" calcext:value-type="float">
            <text:p>0.0245</text:p>
          </table:table-cell>
          <table:table-cell office:value-type="float" office:value="0.00422701877142" calcext:value-type="float">
            <text:p>0.004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88" calcext:value-type="float">
            <text:p>2588</text:p>
          </table:table-cell>
          <table:table-cell office:value-type="float" office:value="5456" calcext:value-type="float">
            <text:p>5456</text:p>
          </table:table-cell>
          <table:table-cell office:value-type="float" office:value="4.21638330757" calcext:value-type="float">
            <text:p>4.2164</text:p>
          </table:table-cell>
          <table:table-cell office:value-type="float" office:value="-2.28284694949" calcext:value-type="float">
            <text:p>-2.2828</text:p>
          </table:table-cell>
          <table:table-cell office:value-type="float" office:value="0.132581154017" calcext:value-type="float">
            <text:p>0.1326</text:p>
          </table:table-cell>
          <table:table-cell office:value-type="float" office:value="3.53318190047" calcext:value-type="float">
            <text:p>3.5332</text:p>
          </table:table-cell>
          <table:table-cell office:value-type="float" office:value="125.786300473" calcext:value-type="float">
            <text:p>125.7863</text:p>
          </table:table-cell>
          <table:table-cell office:value-type="float" office:value="0.191348499917" calcext:value-type="float">
            <text:p>0.1913</text:p>
          </table:table-cell>
          <table:table-cell office:value-type="float" office:value="0.0252392561609" calcext:value-type="float">
            <text:p>0.0252</text:p>
          </table:table-cell>
          <table:table-cell office:value-type="float" office:value="0.00482949380542" calcext:value-type="float">
            <text:p>0.004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35" calcext:value-type="float">
            <text:p>2435</text:p>
          </table:table-cell>
          <table:table-cell office:value-type="float" office:value="5406" calcext:value-type="float">
            <text:p>5406</text:p>
          </table:table-cell>
          <table:table-cell office:value-type="float" office:value="4.44024640657" calcext:value-type="float">
            <text:p>4.4402</text:p>
          </table:table-cell>
          <table:table-cell office:value-type="float" office:value="-2.09035794101" calcext:value-type="float">
            <text:p>-2.0904</text:p>
          </table:table-cell>
          <table:table-cell office:value-type="float" office:value="0.142164784798" calcext:value-type="float">
            <text:p>0.1422</text:p>
          </table:table-cell>
          <table:table-cell office:value-type="float" office:value="3.4511821745" calcext:value-type="float">
            <text:p>3.4512</text:p>
          </table:table-cell>
          <table:table-cell office:value-type="float" office:value="118.165187905" calcext:value-type="float">
            <text:p>118.1652</text:p>
          </table:table-cell>
          <table:table-cell office:value-type="float" office:value="0.204407550937" calcext:value-type="float">
            <text:p>0.2044</text:p>
          </table:table-cell>
          <table:table-cell office:value-type="float" office:value="0.0243463574659" calcext:value-type="float">
            <text:p>0.0243</text:p>
          </table:table-cell>
          <table:table-cell office:value-type="float" office:value="0.00497657930385" calcext:value-type="float">
            <text:p>0.00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71" calcext:value-type="float">
            <text:p>2271</text:p>
          </table:table-cell>
          <table:table-cell office:value-type="float" office:value="5328" calcext:value-type="float">
            <text:p>5328</text:p>
          </table:table-cell>
          <table:table-cell office:value-type="float" office:value="4.69220607662" calcext:value-type="float">
            <text:p>4.6922</text:p>
          </table:table-cell>
          <table:table-cell office:value-type="float" office:value="-2.16868067465" calcext:value-type="float">
            <text:p>-2.1687</text:p>
          </table:table-cell>
          <table:table-cell office:value-type="float" office:value="0.146790786458" calcext:value-type="float">
            <text:p>0.1468</text:p>
          </table:table-cell>
          <table:table-cell office:value-type="float" office:value="3.36947375159" calcext:value-type="float">
            <text:p>3.3695</text:p>
          </table:table-cell>
          <table:table-cell office:value-type="float" office:value="105.404782703" calcext:value-type="float">
            <text:p>105.4048</text:p>
          </table:table-cell>
          <table:table-cell office:value-type="float" office:value="0.213602049763" calcext:value-type="float">
            <text:p>0.2136</text:p>
          </table:table-cell>
          <table:table-cell office:value-type="float" office:value="0.0261399532616" calcext:value-type="float">
            <text:p>0.0261</text:p>
          </table:table-cell>
          <table:table-cell office:value-type="float" office:value="0.00558354759738" calcext:value-type="float">
            <text:p>0.00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09" calcext:value-type="float">
            <text:p>2109</text:p>
          </table:table-cell>
          <table:table-cell office:value-type="float" office:value="5162" calcext:value-type="float">
            <text:p>5162</text:p>
          </table:table-cell>
          <table:table-cell office:value-type="float" office:value="4.89521100047" calcext:value-type="float">
            <text:p>4.8952</text:p>
          </table:table-cell>
          <table:table-cell office:value-type="float" office:value="-1.96965741943" calcext:value-type="float">
            <text:p>-1.9697</text:p>
          </table:table-cell>
          <table:table-cell office:value-type="float" office:value="0.171324353371" calcext:value-type="float">
            <text:p>0.1713</text:p>
          </table:table-cell>
          <table:table-cell office:value-type="float" office:value="3.20907055063" calcext:value-type="float">
            <text:p>3.2091</text:p>
          </table:table-cell>
          <table:table-cell office:value-type="float" office:value="110.843652194" calcext:value-type="float">
            <text:p>110.8437</text:p>
          </table:table-cell>
          <table:table-cell office:value-type="float" office:value="0.232464770233" calcext:value-type="float">
            <text:p>0.2325</text:p>
          </table:table-cell>
          <table:table-cell office:value-type="float" office:value="0.0260507800482" calcext:value-type="float">
            <text:p>0.0261</text:p>
          </table:table-cell>
          <table:table-cell office:value-type="float" office:value="0.00605588859829" calcext:value-type="float">
            <text:p>0.00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64" calcext:value-type="float">
            <text:p>1964</text:p>
          </table:table-cell>
          <table:table-cell office:value-type="float" office:value="5270" calcext:value-type="float">
            <text:p>5270</text:p>
          </table:table-cell>
          <table:table-cell office:value-type="float" office:value="5.366598778" calcext:value-type="float">
            <text:p>5.3666</text:p>
          </table:table-cell>
          <table:table-cell office:value-type="float" office:value="-2.13761533872" calcext:value-type="float">
            <text:p>-2.1376</text:p>
          </table:table-cell>
          <table:table-cell office:value-type="float" office:value="0.147013952373" calcext:value-type="float">
            <text:p>0.1470</text:p>
          </table:table-cell>
          <table:table-cell office:value-type="float" office:value="3.29743015647" calcext:value-type="float">
            <text:p>3.2974</text:p>
          </table:table-cell>
          <table:table-cell office:value-type="float" office:value="73.6362844787" calcext:value-type="float">
            <text:p>73.6363</text:p>
          </table:table-cell>
          <table:table-cell office:value-type="float" office:value="0.24538109371" calcext:value-type="float">
            <text:p>0.2454</text:p>
          </table:table-cell>
          <table:table-cell office:value-type="float" office:value="0.0272495405738" calcext:value-type="float">
            <text:p>0.0272</text:p>
          </table:table-cell>
          <table:table-cell office:value-type="float" office:value="0.0066865220691" calcext:value-type="float">
            <text:p>0.00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02" calcext:value-type="float">
            <text:p>1802</text:p>
          </table:table-cell>
          <table:table-cell office:value-type="float" office:value="4930" calcext:value-type="float">
            <text:p>4930</text:p>
          </table:table-cell>
          <table:table-cell office:value-type="float" office:value="5.47169811321" calcext:value-type="float">
            <text:p>5.4717</text:p>
          </table:table-cell>
          <table:table-cell office:value-type="float" office:value="-1.94477734695" calcext:value-type="float">
            <text:p>-1.9448</text:p>
          </table:table-cell>
          <table:table-cell office:value-type="float" office:value="0.211538648427" calcext:value-type="float">
            <text:p>0.2115</text:p>
          </table:table-cell>
          <table:table-cell office:value-type="float" office:value="3.03371107801" calcext:value-type="float">
            <text:p>3.0337</text:p>
          </table:table-cell>
          <table:table-cell office:value-type="float" office:value="101.291179536" calcext:value-type="float">
            <text:p>101.2912</text:p>
          </table:table-cell>
          <table:table-cell office:value-type="float" office:value="0.256516377503" calcext:value-type="float">
            <text:p>0.2565</text:p>
          </table:table-cell>
          <table:table-cell office:value-type="float" office:value="0.0275690073703" calcext:value-type="float">
            <text:p>0.0276</text:p>
          </table:table-cell>
          <table:table-cell office:value-type="float" office:value="0.00707190190198" calcext:value-type="float">
            <text:p>0.007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69" calcext:value-type="float">
            <text:p>1669</text:p>
          </table:table-cell>
          <table:table-cell office:value-type="float" office:value="4786" calcext:value-type="float">
            <text:p>4786</text:p>
          </table:table-cell>
          <table:table-cell office:value-type="float" office:value="5.73517076093" calcext:value-type="float">
            <text:p>5.7352</text:p>
          </table:table-cell>
          <table:table-cell office:value-type="float" office:value="-2.00958742256" calcext:value-type="float">
            <text:p>-2.0096</text:p>
          </table:table-cell>
          <table:table-cell office:value-type="float" office:value="0.232398552946" calcext:value-type="float">
            <text:p>0.2324</text:p>
          </table:table-cell>
          <table:table-cell office:value-type="float" office:value="2.9512840297" calcext:value-type="float">
            <text:p>2.9513</text:p>
          </table:table-cell>
          <table:table-cell office:value-type="float" office:value="97.3503039723" calcext:value-type="float">
            <text:p>97.3503</text:p>
          </table:table-cell>
          <table:table-cell office:value-type="float" office:value="0.272536265022" calcext:value-type="float">
            <text:p>0.2725</text:p>
          </table:table-cell>
          <table:table-cell office:value-type="float" office:value="0.0274468848079" calcext:value-type="float">
            <text:p>0.0274</text:p>
          </table:table-cell>
          <table:table-cell office:value-type="float" office:value="0.00748027147202" calcext:value-type="float">
            <text:p>0.007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81" calcext:value-type="float">
            <text:p>1581</text:p>
          </table:table-cell>
          <table:table-cell office:value-type="float" office:value="4786" calcext:value-type="float">
            <text:p>4786</text:p>
          </table:table-cell>
          <table:table-cell office:value-type="float" office:value="6.05439595193" calcext:value-type="float">
            <text:p>6.0544</text:p>
          </table:table-cell>
          <table:table-cell office:value-type="float" office:value="-1.77627164912" calcext:value-type="float">
            <text:p>-1.7763</text:p>
          </table:table-cell>
          <table:table-cell office:value-type="float" office:value="0.228316924727" calcext:value-type="float">
            <text:p>0.2283</text:p>
          </table:table-cell>
          <table:table-cell office:value-type="float" office:value="2.94800438755" calcext:value-type="float">
            <text:p>2.9480</text:p>
          </table:table-cell>
          <table:table-cell office:value-type="float" office:value="82.7236977342" calcext:value-type="float">
            <text:p>82.7237</text:p>
          </table:table-cell>
          <table:table-cell office:value-type="float" office:value="0.2831485134" calcext:value-type="float">
            <text:p>0.2831</text:p>
          </table:table-cell>
          <table:table-cell office:value-type="float" office:value="0.0296741126996" calcext:value-type="float">
            <text:p>0.0297</text:p>
          </table:table-cell>
          <table:table-cell office:value-type="float" office:value="0.00840218089737" calcext:value-type="float">
            <text:p>0.008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60" calcext:value-type="float">
            <text:p>1460</text:p>
          </table:table-cell>
          <table:table-cell office:value-type="float" office:value="4976" calcext:value-type="float">
            <text:p>4976</text:p>
          </table:table-cell>
          <table:table-cell office:value-type="float" office:value="6.81643835616" calcext:value-type="float">
            <text:p>6.8164</text:p>
          </table:table-cell>
          <table:table-cell office:value-type="float" office:value="-1.64123681346" calcext:value-type="float">
            <text:p>-1.6412</text:p>
          </table:table-cell>
          <table:table-cell office:value-type="float" office:value="0.211922206643" calcext:value-type="float">
            <text:p>0.2119</text:p>
          </table:table-cell>
          <table:table-cell office:value-type="float" office:value="3.02646398828" calcext:value-type="float">
            <text:p>3.0265</text:p>
          </table:table-cell>
          <table:table-cell office:value-type="float" office:value="56.9358275035" calcext:value-type="float">
            <text:p>56.9358</text:p>
          </table:table-cell>
          <table:table-cell office:value-type="float" office:value="0.294703579984" calcext:value-type="float">
            <text:p>0.2947</text:p>
          </table:table-cell>
          <table:table-cell office:value-type="float" office:value="0.0341896059049" calcext:value-type="float">
            <text:p>0.0342</text:p>
          </table:table-cell>
          <table:table-cell office:value-type="float" office:value="0.0100757992584" calcext:value-type="float">
            <text:p>0.010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84" calcext:value-type="float">
            <text:p>1384</text:p>
          </table:table-cell>
          <table:table-cell office:value-type="float" office:value="4669" calcext:value-type="float">
            <text:p>4669</text:p>
          </table:table-cell>
          <table:table-cell office:value-type="float" office:value="6.74710982659" calcext:value-type="float">
            <text:p>6.7471</text:p>
          </table:table-cell>
          <table:table-cell office:value-type="float" office:value="-1.79953259483" calcext:value-type="float">
            <text:p>-1.7995</text:p>
          </table:table-cell>
          <table:table-cell office:value-type="float" office:value="0.219941673066" calcext:value-type="float">
            <text:p>0.2199</text:p>
          </table:table-cell>
          <table:table-cell office:value-type="float" office:value="2.92775402388" calcext:value-type="float">
            <text:p>2.9278</text:p>
          </table:table-cell>
          <table:table-cell office:value-type="float" office:value="58.3796884422" calcext:value-type="float">
            <text:p>58.3797</text:p>
          </table:table-cell>
          <table:table-cell office:value-type="float" office:value="0.303878572761" calcext:value-type="float">
            <text:p>0.3039</text:p>
          </table:table-cell>
          <table:table-cell office:value-type="float" office:value="0.0325834285758" calcext:value-type="float">
            <text:p>0.0326</text:p>
          </table:table-cell>
          <table:table-cell office:value-type="float" office:value="0.00990140577129" calcext:value-type="float">
            <text:p>0.009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87" calcext:value-type="float">
            <text:p>1287</text:p>
          </table:table-cell>
          <table:table-cell office:value-type="float" office:value="4440" calcext:value-type="float">
            <text:p>4440</text:p>
          </table:table-cell>
          <table:table-cell office:value-type="float" office:value="6.89976689977" calcext:value-type="float">
            <text:p>6.8998</text:p>
          </table:table-cell>
          <table:table-cell office:value-type="float" office:value="-1.79092311652" calcext:value-type="float">
            <text:p>-1.7909</text:p>
          </table:table-cell>
          <table:table-cell office:value-type="float" office:value="0.248913483427" calcext:value-type="float">
            <text:p>0.2489</text:p>
          </table:table-cell>
          <table:table-cell office:value-type="float" office:value="2.81552938163" calcext:value-type="float">
            <text:p>2.8155</text:p>
          </table:table-cell>
          <table:table-cell office:value-type="float" office:value="61.1304758193" calcext:value-type="float">
            <text:p>61.1305</text:p>
          </table:table-cell>
          <table:table-cell office:value-type="float" office:value="0.320431566769" calcext:value-type="float">
            <text:p>0.3204</text:p>
          </table:table-cell>
          <table:table-cell office:value-type="float" office:value="0.0328990029003" calcext:value-type="float">
            <text:p>0.0329</text:p>
          </table:table-cell>
          <table:table-cell office:value-type="float" office:value="0.0105418790445" calcext:value-type="float">
            <text:p>0.010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22" calcext:value-type="float">
            <text:p>1222</text:p>
          </table:table-cell>
          <table:table-cell office:value-type="float" office:value="4225" calcext:value-type="float">
            <text:p>4225</text:p>
          </table:table-cell>
          <table:table-cell office:value-type="float" office:value="6.91489361702" calcext:value-type="float">
            <text:p>6.9149</text:p>
          </table:table-cell>
          <table:table-cell office:value-type="float" office:value="-2.00064394214" calcext:value-type="float">
            <text:p>-2.0006</text:p>
          </table:table-cell>
          <table:table-cell office:value-type="float" office:value="0.269944653924" calcext:value-type="float">
            <text:p>0.2699</text:p>
          </table:table-cell>
          <table:table-cell office:value-type="float" office:value="2.74986696263" calcext:value-type="float">
            <text:p>2.7499</text:p>
          </table:table-cell>
          <table:table-cell office:value-type="float" office:value="63.7715575338" calcext:value-type="float">
            <text:p>63.7716</text:p>
          </table:table-cell>
          <table:table-cell office:value-type="float" office:value="0.328426268781" calcext:value-type="float">
            <text:p>0.3284</text:p>
          </table:table-cell>
          <table:table-cell office:value-type="float" office:value="0.0313388273759" calcext:value-type="float">
            <text:p>0.0313</text:p>
          </table:table-cell>
          <table:table-cell office:value-type="float" office:value="0.0102924941431" calcext:value-type="float">
            <text:p>0.010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37" calcext:value-type="float">
            <text:p>1137</text:p>
          </table:table-cell>
          <table:table-cell office:value-type="float" office:value="4310" calcext:value-type="float">
            <text:p>4310</text:p>
          </table:table-cell>
          <table:table-cell office:value-type="float" office:value="7.58135444151" calcext:value-type="float">
            <text:p>7.5814</text:p>
          </table:table-cell>
          <table:table-cell office:value-type="float" office:value="-1.84366066718" calcext:value-type="float">
            <text:p>-1.8437</text:p>
          </table:table-cell>
          <table:table-cell office:value-type="float" office:value="0.265986927943" calcext:value-type="float">
            <text:p>0.2660</text:p>
          </table:table-cell>
          <table:table-cell office:value-type="float" office:value="2.73336523096" calcext:value-type="float">
            <text:p>2.7334</text:p>
          </table:table-cell>
          <table:table-cell office:value-type="float" office:value="50.6918221674" calcext:value-type="float">
            <text:p>50.6918</text:p>
          </table:table-cell>
          <table:table-cell office:value-type="float" office:value="0.344196553677" calcext:value-type="float">
            <text:p>0.3442</text:p>
          </table:table-cell>
          <table:table-cell office:value-type="float" office:value="0.0330276542487" calcext:value-type="float">
            <text:p>0.0330</text:p>
          </table:table-cell>
          <table:table-cell office:value-type="float" office:value="0.0113680047685" calcext:value-type="float">
            <text:p>0.01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58" calcext:value-type="float">
            <text:p>1058</text:p>
          </table:table-cell>
          <table:table-cell office:value-type="float" office:value="4517" calcext:value-type="float">
            <text:p>4517</text:p>
          </table:table-cell>
          <table:table-cell office:value-type="float" office:value="8.53875236295" calcext:value-type="float">
            <text:p>8.5388</text:p>
          </table:table-cell>
          <table:table-cell office:value-type="float" office:value="-1.7290862017" calcext:value-type="float">
            <text:p>-1.7291</text:p>
          </table:table-cell>
          <table:table-cell office:value-type="float" office:value="0.269123270429" calcext:value-type="float">
            <text:p>0.2691</text:p>
          </table:table-cell>
          <table:table-cell office:value-type="float" office:value="2.76494090169" calcext:value-type="float">
            <text:p>2.7649</text:p>
          </table:table-cell>
          <table:table-cell office:value-type="float" office:value="39.1628733058" calcext:value-type="float">
            <text:p>39.1629</text:p>
          </table:table-cell>
          <table:table-cell office:value-type="float" office:value="0.357158273825" calcext:value-type="float">
            <text:p>0.3572</text:p>
          </table:table-cell>
          <table:table-cell office:value-type="float" office:value="0.0369960460854" calcext:value-type="float">
            <text:p>0.0370</text:p>
          </table:table-cell>
          <table:table-cell office:value-type="float" office:value="0.0132134439582" calcext:value-type="float">
            <text:p>0.013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94" calcext:value-type="float">
            <text:p>994</text:p>
          </table:table-cell>
          <table:table-cell office:value-type="float" office:value="4440" calcext:value-type="float">
            <text:p>4440</text:p>
          </table:table-cell>
          <table:table-cell office:value-type="float" office:value="8.93360160966" calcext:value-type="float">
            <text:p>8.9336</text:p>
          </table:table-cell>
          <table:table-cell office:value-type="float" office:value="-1.73379215629" calcext:value-type="float">
            <text:p>-1.7338</text:p>
          </table:table-cell>
          <table:table-cell office:value-type="float" office:value="0.263975473227" calcext:value-type="float">
            <text:p>0.2640</text:p>
          </table:table-cell>
          <table:table-cell office:value-type="float" office:value="2.73074296737" calcext:value-type="float">
            <text:p>2.7307</text:p>
          </table:table-cell>
          <table:table-cell office:value-type="float" office:value="33.8994483346" calcext:value-type="float">
            <text:p>33.8994</text:p>
          </table:table-cell>
          <table:table-cell office:value-type="float" office:value="0.374936164005" calcext:value-type="float">
            <text:p>0.3749</text:p>
          </table:table-cell>
          <table:table-cell office:value-type="float" office:value="0.0384361596675" calcext:value-type="float">
            <text:p>0.0384</text:p>
          </table:table-cell>
          <table:table-cell office:value-type="float" office:value="0.0144111062648" calcext:value-type="float">
            <text:p>0.014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41" calcext:value-type="float">
            <text:p>941</text:p>
          </table:table-cell>
          <table:table-cell office:value-type="float" office:value="4218" calcext:value-type="float">
            <text:p>4218</text:p>
          </table:table-cell>
          <table:table-cell office:value-type="float" office:value="8.96493092455" calcext:value-type="float">
            <text:p>8.9649</text:p>
          </table:table-cell>
          <table:table-cell office:value-type="float" office:value="-1.71643007804" calcext:value-type="float">
            <text:p>-1.7164</text:p>
          </table:table-cell>
          <table:table-cell office:value-type="float" office:value="0.30739628241" calcext:value-type="float">
            <text:p>0.3074</text:p>
          </table:table-cell>
          <table:table-cell office:value-type="float" office:value="2.65969430438" calcext:value-type="float">
            <text:p>2.6597</text:p>
          </table:table-cell>
          <table:table-cell office:value-type="float" office:value="37.8707761835" calcext:value-type="float">
            <text:p>37.8708</text:p>
          </table:table-cell>
          <table:table-cell office:value-type="float" office:value="0.380356674122" calcext:value-type="float">
            <text:p>0.3804</text:p>
          </table:table-cell>
          <table:table-cell office:value-type="float" office:value="0.0379619625666" calcext:value-type="float">
            <text:p>0.0380</text:p>
          </table:table-cell>
          <table:table-cell office:value-type="float" office:value="0.0144390858249" calcext:value-type="float">
            <text:p>0.014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78" calcext:value-type="float">
            <text:p>878</text:p>
          </table:table-cell>
          <table:table-cell office:value-type="float" office:value="4116" calcext:value-type="float">
            <text:p>4116</text:p>
          </table:table-cell>
          <table:table-cell office:value-type="float" office:value="9.37585421412" calcext:value-type="float">
            <text:p>9.3759</text:p>
          </table:table-cell>
          <table:table-cell office:value-type="float" office:value="-1.62583664621" calcext:value-type="float">
            <text:p>-1.6258</text:p>
          </table:table-cell>
          <table:table-cell office:value-type="float" office:value="0.287326586992" calcext:value-type="float">
            <text:p>0.2873</text:p>
          </table:table-cell>
          <table:table-cell office:value-type="float" office:value="2.64482094945" calcext:value-type="float">
            <text:p>2.6448</text:p>
          </table:table-cell>
          <table:table-cell office:value-type="float" office:value="30.8074199049" calcext:value-type="float">
            <text:p>30.8074</text:p>
          </table:table-cell>
          <table:table-cell office:value-type="float" office:value="0.389947245073" calcext:value-type="float">
            <text:p>0.3899</text:p>
          </table:table-cell>
          <table:table-cell office:value-type="float" office:value="0.0408636201432" calcext:value-type="float">
            <text:p>0.0409</text:p>
          </table:table-cell>
          <table:table-cell office:value-type="float" office:value="0.0159346560985" calcext:value-type="float">
            <text:p>0.015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29" calcext:value-type="float">
            <text:p>829</text:p>
          </table:table-cell>
          <table:table-cell office:value-type="float" office:value="3958" calcext:value-type="float">
            <text:p>3958</text:p>
          </table:table-cell>
          <table:table-cell office:value-type="float" office:value="9.54885404101" calcext:value-type="float">
            <text:p>9.5489</text:p>
          </table:table-cell>
          <table:table-cell office:value-type="float" office:value="-1.57389275432" calcext:value-type="float">
            <text:p>-1.5739</text:p>
          </table:table-cell>
          <table:table-cell office:value-type="float" office:value="0.303987364189" calcext:value-type="float">
            <text:p>0.3040</text:p>
          </table:table-cell>
          <table:table-cell office:value-type="float" office:value="2.59646101758" calcext:value-type="float">
            <text:p>2.5965</text:p>
          </table:table-cell>
          <table:table-cell office:value-type="float" office:value="30.2719459533" calcext:value-type="float">
            <text:p>30.2719</text:p>
          </table:table-cell>
          <table:table-cell office:value-type="float" office:value="0.407246879931" calcext:value-type="float">
            <text:p>0.4072</text:p>
          </table:table-cell>
          <table:table-cell office:value-type="float" office:value="0.0413227979547" calcext:value-type="float">
            <text:p>0.0413</text:p>
          </table:table-cell>
          <table:table-cell office:value-type="float" office:value="0.0168285805371" calcext:value-type="float">
            <text:p>0.016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92" calcext:value-type="float">
            <text:p>792</text:p>
          </table:table-cell>
          <table:table-cell office:value-type="float" office:value="3857" calcext:value-type="float">
            <text:p>3857</text:p>
          </table:table-cell>
          <table:table-cell office:value-type="float" office:value="9.7398989899" calcext:value-type="float">
            <text:p>9.7399</text:p>
          </table:table-cell>
          <table:table-cell office:value-type="float" office:value="-1.40442439368" calcext:value-type="float">
            <text:p>-1.4044</text:p>
          </table:table-cell>
          <table:table-cell office:value-type="float" office:value="0.320702395569" calcext:value-type="float">
            <text:p>0.3207</text:p>
          </table:table-cell>
          <table:table-cell office:value-type="float" office:value="2.56576830249" calcext:value-type="float">
            <text:p>2.5658</text:p>
          </table:table-cell>
          <table:table-cell office:value-type="float" office:value="29.8031345642" calcext:value-type="float">
            <text:p>29.8031</text:p>
          </table:table-cell>
          <table:table-cell office:value-type="float" office:value="0.408197510817" calcext:value-type="float">
            <text:p>0.4082</text:p>
          </table:table-cell>
          <table:table-cell office:value-type="float" office:value="0.0445236781118" calcext:value-type="float">
            <text:p>0.0445</text:p>
          </table:table-cell>
          <table:table-cell office:value-type="float" office:value="0.0181744545776" calcext:value-type="float">
            <text:p>0.018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48" calcext:value-type="float">
            <text:p>748</text:p>
          </table:table-cell>
          <table:table-cell office:value-type="float" office:value="4010" calcext:value-type="float">
            <text:p>4010</text:p>
          </table:table-cell>
          <table:table-cell office:value-type="float" office:value="10.7219251337" calcext:value-type="float">
            <text:p>10.7219</text:p>
          </table:table-cell>
          <table:table-cell office:value-type="float" office:value="-1.45501717408" calcext:value-type="float">
            <text:p>-1.4550</text:p>
          </table:table-cell>
          <table:table-cell office:value-type="float" office:value="0.322526192708" calcext:value-type="float">
            <text:p>0.3225</text:p>
          </table:table-cell>
          <table:table-cell office:value-type="float" office:value="2.55868751298" calcext:value-type="float">
            <text:p>2.5587</text:p>
          </table:table-cell>
          <table:table-cell office:value-type="float" office:value="24.5299260961" calcext:value-type="float">
            <text:p>24.5299</text:p>
          </table:table-cell>
          <table:table-cell office:value-type="float" office:value="0.422127263204" calcext:value-type="float">
            <text:p>0.4221</text:p>
          </table:table-cell>
          <table:table-cell office:value-type="float" office:value="0.0455567933479" calcext:value-type="float">
            <text:p>0.0456</text:p>
          </table:table-cell>
          <table:table-cell office:value-type="float" office:value="0.0192307644963" calcext:value-type="float">
            <text:p>0.019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98" calcext:value-type="float">
            <text:p>698</text:p>
          </table:table-cell>
          <table:table-cell office:value-type="float" office:value="3584" calcext:value-type="float">
            <text:p>3584</text:p>
          </table:table-cell>
          <table:table-cell office:value-type="float" office:value="10.2693409742" calcext:value-type="float">
            <text:p>10.2693</text:p>
          </table:table-cell>
          <table:table-cell office:value-type="float" office:value="-1.68548141175" calcext:value-type="float">
            <text:p>-1.6855</text:p>
          </table:table-cell>
          <table:table-cell office:value-type="float" office:value="0.308679667152" calcext:value-type="float">
            <text:p>0.3087</text:p>
          </table:table-cell>
          <table:table-cell office:value-type="float" office:value="2.47447307947" calcext:value-type="float">
            <text:p>2.4745</text:p>
          </table:table-cell>
          <table:table-cell office:value-type="float" office:value="23.8375428139" calcext:value-type="float">
            <text:p>23.8375</text:p>
          </table:table-cell>
          <table:table-cell office:value-type="float" office:value="0.439438077397" calcext:value-type="float">
            <text:p>0.4394</text:p>
          </table:table-cell>
          <table:table-cell office:value-type="float" office:value="0.0429999234149" calcext:value-type="float">
            <text:p>0.0430</text:p>
          </table:table-cell>
          <table:table-cell office:value-type="float" office:value="0.0188958036736" calcext:value-type="float">
            <text:p>0.018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59" calcext:value-type="float">
            <text:p>659</text:p>
          </table:table-cell>
          <table:table-cell office:value-type="float" office:value="3794" calcext:value-type="float">
            <text:p>3794</text:p>
          </table:table-cell>
          <table:table-cell office:value-type="float" office:value="11.5144157815" calcext:value-type="float">
            <text:p>11.5144</text:p>
          </table:table-cell>
          <table:table-cell office:value-type="float" office:value="-1.55629644217" calcext:value-type="float">
            <text:p>-1.5563</text:p>
          </table:table-cell>
          <table:table-cell office:value-type="float" office:value="0.333694771109" calcext:value-type="float">
            <text:p>0.3337</text:p>
          </table:table-cell>
          <table:table-cell office:value-type="float" office:value="2.47010068677" calcext:value-type="float">
            <text:p>2.4701</text:p>
          </table:table-cell>
          <table:table-cell office:value-type="float" office:value="20.537202385" calcext:value-type="float">
            <text:p>20.5372</text:p>
          </table:table-cell>
          <table:table-cell office:value-type="float" office:value="0.45628611" calcext:value-type="float">
            <text:p>0.4563</text:p>
          </table:table-cell>
          <table:table-cell office:value-type="float" office:value="0.0461777099609" calcext:value-type="float">
            <text:p>0.0462</text:p>
          </table:table-cell>
          <table:table-cell office:value-type="float" office:value="0.0210702476468" calcext:value-type="float">
            <text:p>0.021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23" calcext:value-type="float">
            <text:p>623</text:p>
          </table:table-cell>
          <table:table-cell office:value-type="float" office:value="3518" calcext:value-type="float">
            <text:p>3518</text:p>
          </table:table-cell>
          <table:table-cell office:value-type="float" office:value="11.2937399679" calcext:value-type="float">
            <text:p>11.2937</text:p>
          </table:table-cell>
          <table:table-cell office:value-type="float" office:value="-1.44700582257" calcext:value-type="float">
            <text:p>-1.4470</text:p>
          </table:table-cell>
          <table:table-cell office:value-type="float" office:value="0.345439727013" calcext:value-type="float">
            <text:p>0.3454</text:p>
          </table:table-cell>
          <table:table-cell office:value-type="float" office:value="2.40415374214" calcext:value-type="float">
            <text:p>2.4042</text:p>
          </table:table-cell>
          <table:table-cell office:value-type="float" office:value="21.0378377515" calcext:value-type="float">
            <text:p>21.0378</text:p>
          </table:table-cell>
          <table:table-cell office:value-type="float" office:value="0.464160575816" calcext:value-type="float">
            <text:p>0.4642</text:p>
          </table:table-cell>
          <table:table-cell office:value-type="float" office:value="0.0466161579864" calcext:value-type="float">
            <text:p>0.0466</text:p>
          </table:table-cell>
          <table:table-cell office:value-type="float" office:value="0.0216373827333" calcext:value-type="float">
            <text:p>0.021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82" calcext:value-type="float">
            <text:p>582</text:p>
          </table:table-cell>
          <table:table-cell office:value-type="float" office:value="3469" calcext:value-type="float">
            <text:p>3469</text:p>
          </table:table-cell>
          <table:table-cell office:value-type="float" office:value="11.9209621993" calcext:value-type="float">
            <text:p>11.9210</text:p>
          </table:table-cell>
          <table:table-cell office:value-type="float" office:value="-1.43495227623" calcext:value-type="float">
            <text:p>-1.4350</text:p>
          </table:table-cell>
          <table:table-cell office:value-type="float" office:value="0.353161153701" calcext:value-type="float">
            <text:p>0.3532</text:p>
          </table:table-cell>
          <table:table-cell office:value-type="float" office:value="2.36584038658" calcext:value-type="float">
            <text:p>2.3658</text:p>
          </table:table-cell>
          <table:table-cell office:value-type="float" office:value="18.7216574189" calcext:value-type="float">
            <text:p>18.7217</text:p>
          </table:table-cell>
          <table:table-cell office:value-type="float" office:value="0.480599845407" calcext:value-type="float">
            <text:p>0.4806</text:p>
          </table:table-cell>
          <table:table-cell office:value-type="float" office:value="0.047032193966" calcext:value-type="float">
            <text:p>0.0470</text:p>
          </table:table-cell>
          <table:table-cell office:value-type="float" office:value="0.0226036651492" calcext:value-type="float">
            <text:p>0.022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59" calcext:value-type="float">
            <text:p>559</text:p>
          </table:table-cell>
          <table:table-cell office:value-type="float" office:value="3562" calcext:value-type="float">
            <text:p>3562</text:p>
          </table:table-cell>
          <table:table-cell office:value-type="float" office:value="12.7441860465" calcext:value-type="float">
            <text:p>12.7442</text:p>
          </table:table-cell>
          <table:table-cell office:value-type="float" office:value="-1.4338629809" calcext:value-type="float">
            <text:p>-1.4339</text:p>
          </table:table-cell>
          <table:table-cell office:value-type="float" office:value="0.357803030409" calcext:value-type="float">
            <text:p>0.3578</text:p>
          </table:table-cell>
          <table:table-cell office:value-type="float" office:value="2.39391258071" calcext:value-type="float">
            <text:p>2.3939</text:p>
          </table:table-cell>
          <table:table-cell office:value-type="float" office:value="16.2957467736" calcext:value-type="float">
            <text:p>16.2957</text:p>
          </table:table-cell>
          <table:table-cell office:value-type="float" office:value="0.494439100074" calcext:value-type="float">
            <text:p>0.4944</text:p>
          </table:table-cell>
          <table:table-cell office:value-type="float" office:value="0.0507043550023" calcext:value-type="float">
            <text:p>0.0507</text:p>
          </table:table-cell>
          <table:table-cell office:value-type="float" office:value="0.0250702156572" calcext:value-type="float">
            <text:p>0.025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26" calcext:value-type="float">
            <text:p>526</text:p>
          </table:table-cell>
          <table:table-cell office:value-type="float" office:value="3448" calcext:value-type="float">
            <text:p>3448</text:p>
          </table:table-cell>
          <table:table-cell office:value-type="float" office:value="13.1102661597" calcext:value-type="float">
            <text:p>13.1103</text:p>
          </table:table-cell>
          <table:table-cell office:value-type="float" office:value="-1.39770858764" calcext:value-type="float">
            <text:p>-1.3977</text:p>
          </table:table-cell>
          <table:table-cell office:value-type="float" office:value="0.344761075485" calcext:value-type="float">
            <text:p>0.3448</text:p>
          </table:table-cell>
          <table:table-cell office:value-type="float" office:value="2.32008690929" calcext:value-type="float">
            <text:p>2.3201</text:p>
          </table:table-cell>
          <table:table-cell office:value-type="float" office:value="14.5152195718" calcext:value-type="float">
            <text:p>14.5152</text:p>
          </table:table-cell>
          <table:table-cell office:value-type="float" office:value="0.508575829957" calcext:value-type="float">
            <text:p>0.5086</text:p>
          </table:table-cell>
          <table:table-cell office:value-type="float" office:value="0.0482138632201" calcext:value-type="float">
            <text:p>0.0482</text:p>
          </table:table-cell>
          <table:table-cell office:value-type="float" office:value="0.0245204055026" calcext:value-type="float">
            <text:p>0.024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06" calcext:value-type="float">
            <text:p>506</text:p>
          </table:table-cell>
          <table:table-cell office:value-type="float" office:value="3618" calcext:value-type="float">
            <text:p>3618</text:p>
          </table:table-cell>
          <table:table-cell office:value-type="float" office:value="14.3003952569" calcext:value-type="float">
            <text:p>14.3004</text:p>
          </table:table-cell>
          <table:table-cell office:value-type="float" office:value="-1.30672992258" calcext:value-type="float">
            <text:p>-1.3067</text:p>
          </table:table-cell>
          <table:table-cell office:value-type="float" office:value="0.365733756001" calcext:value-type="float">
            <text:p>0.3657</text:p>
          </table:table-cell>
          <table:table-cell office:value-type="float" office:value="2.35604430008" calcext:value-type="float">
            <text:p>2.3560</text:p>
          </table:table-cell>
          <table:table-cell office:value-type="float" office:value="12.8558885398" calcext:value-type="float">
            <text:p>12.8559</text:p>
          </table:table-cell>
          <table:table-cell office:value-type="float" office:value="0.517277882145" calcext:value-type="float">
            <text:p>0.5173</text:p>
          </table:table-cell>
          <table:table-cell office:value-type="float" office:value="0.0508753183409" calcext:value-type="float">
            <text:p>0.0509</text:p>
          </table:table-cell>
          <table:table-cell office:value-type="float" office:value="0.0263166769248" calcext:value-type="float">
            <text:p>0.026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79" calcext:value-type="float">
            <text:p>479</text:p>
          </table:table-cell>
          <table:table-cell office:value-type="float" office:value="3522" calcext:value-type="float">
            <text:p>3522</text:p>
          </table:table-cell>
          <table:table-cell office:value-type="float" office:value="14.7056367432" calcext:value-type="float">
            <text:p>14.7056</text:p>
          </table:table-cell>
          <table:table-cell office:value-type="float" office:value="-1.22446333866" calcext:value-type="float">
            <text:p>-1.2245</text:p>
          </table:table-cell>
          <table:table-cell office:value-type="float" office:value="0.365425439221" calcext:value-type="float">
            <text:p>0.3654</text:p>
          </table:table-cell>
          <table:table-cell office:value-type="float" office:value="2.37351176178" calcext:value-type="float">
            <text:p>2.3735</text:p>
          </table:table-cell>
          <table:table-cell office:value-type="float" office:value="11.5132345956" calcext:value-type="float">
            <text:p>11.5132</text:p>
          </table:table-cell>
          <table:table-cell office:value-type="float" office:value="0.519330328261" calcext:value-type="float">
            <text:p>0.5193</text:p>
          </table:table-cell>
          <table:table-cell office:value-type="float" office:value="0.0528429610153" calcext:value-type="float">
            <text:p>0.0528</text:p>
          </table:table-cell>
          <table:table-cell office:value-type="float" office:value="0.0274429522904" calcext:value-type="float">
            <text:p>0.027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63" calcext:value-type="float">
            <text:p>463</text:p>
          </table:table-cell>
          <table:table-cell office:value-type="float" office:value="3404" calcext:value-type="float">
            <text:p>3404</text:p>
          </table:table-cell>
          <table:table-cell office:value-type="float" office:value="14.7041036717" calcext:value-type="float">
            <text:p>14.7041</text:p>
          </table:table-cell>
          <table:table-cell office:value-type="float" office:value="-1.37672551517" calcext:value-type="float">
            <text:p>-1.3767</text:p>
          </table:table-cell>
          <table:table-cell office:value-type="float" office:value="0.385286828197" calcext:value-type="float">
            <text:p>0.3853</text:p>
          </table:table-cell>
          <table:table-cell office:value-type="float" office:value="2.36568399203" calcext:value-type="float">
            <text:p>2.3657</text:p>
          </table:table-cell>
          <table:table-cell office:value-type="float" office:value="11.7092132693" calcext:value-type="float">
            <text:p>11.7092</text:p>
          </table:table-cell>
          <table:table-cell office:value-type="float" office:value="0.529540768596" calcext:value-type="float">
            <text:p>0.5295</text:p>
          </table:table-cell>
          <table:table-cell office:value-type="float" office:value="0.0532457504411" calcext:value-type="float">
            <text:p>0.0532</text:p>
          </table:table-cell>
          <table:table-cell office:value-type="float" office:value="0.0281957956131" calcext:value-type="float">
            <text:p>0.028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42" calcext:value-type="float">
            <text:p>442</text:p>
          </table:table-cell>
          <table:table-cell office:value-type="float" office:value="3602" calcext:value-type="float">
            <text:p>3602</text:p>
          </table:table-cell>
          <table:table-cell office:value-type="float" office:value="16.2986425339" calcext:value-type="float">
            <text:p>16.2986</text:p>
          </table:table-cell>
          <table:table-cell office:value-type="float" office:value="-1.26307839117" calcext:value-type="float">
            <text:p>-1.2631</text:p>
          </table:table-cell>
          <table:table-cell office:value-type="float" office:value="0.386936402401" calcext:value-type="float">
            <text:p>0.3869</text:p>
          </table:table-cell>
          <table:table-cell office:value-type="float" office:value="2.38804239645" calcext:value-type="float">
            <text:p>2.3880</text:p>
          </table:table-cell>
          <table:table-cell office:value-type="float" office:value="9.5897330178" calcext:value-type="float">
            <text:p>9.5897</text:p>
          </table:table-cell>
          <table:table-cell office:value-type="float" office:value="0.544084611992" calcext:value-type="float">
            <text:p>0.5441</text:p>
          </table:table-cell>
          <table:table-cell office:value-type="float" office:value="0.058573117012" calcext:value-type="float">
            <text:p>0.0586</text:p>
          </table:table-cell>
          <table:table-cell office:value-type="float" office:value="0.0318687316426" calcext:value-type="float">
            <text:p>0.031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29" calcext:value-type="float">
            <text:p>429</text:p>
          </table:table-cell>
          <table:table-cell office:value-type="float" office:value="3386" calcext:value-type="float">
            <text:p>3386</text:p>
          </table:table-cell>
          <table:table-cell office:value-type="float" office:value="15.7855477855" calcext:value-type="float">
            <text:p>15.7855</text:p>
          </table:table-cell>
          <table:table-cell office:value-type="float" office:value="-1.23924245125" calcext:value-type="float">
            <text:p>-1.2392</text:p>
          </table:table-cell>
          <table:table-cell office:value-type="float" office:value="0.389240000064" calcext:value-type="float">
            <text:p>0.3892</text:p>
          </table:table-cell>
          <table:table-cell office:value-type="float" office:value="2.32862775853" calcext:value-type="float">
            <text:p>2.3286</text:p>
          </table:table-cell>
          <table:table-cell office:value-type="float" office:value="9.97988242914" calcext:value-type="float">
            <text:p>9.9799</text:p>
          </table:table-cell>
          <table:table-cell office:value-type="float" office:value="0.548768070713" calcext:value-type="float">
            <text:p>0.5488</text:p>
          </table:table-cell>
          <table:table-cell office:value-type="float" office:value="0.0589554226842" calcext:value-type="float">
            <text:p>0.0590</text:p>
          </table:table-cell>
          <table:table-cell office:value-type="float" office:value="0.0323528535645" calcext:value-type="float">
            <text:p>0.032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25" calcext:value-type="float">
            <text:p>425</text:p>
          </table:table-cell>
          <table:table-cell office:value-type="float" office:value="3166" calcext:value-type="float">
            <text:p>3166</text:p>
          </table:table-cell>
          <table:table-cell office:value-type="float" office:value="14.8988235294" calcext:value-type="float">
            <text:p>14.8988</text:p>
          </table:table-cell>
          <table:table-cell office:value-type="float" office:value="-1.19559377224" calcext:value-type="float">
            <text:p>-1.1956</text:p>
          </table:table-cell>
          <table:table-cell office:value-type="float" office:value="0.356084109321" calcext:value-type="float">
            <text:p>0.3561</text:p>
          </table:table-cell>
          <table:table-cell office:value-type="float" office:value="2.32904550499" calcext:value-type="float">
            <text:p>2.3290</text:p>
          </table:table-cell>
          <table:table-cell office:value-type="float" office:value="9.77117802933" calcext:value-type="float">
            <text:p>9.7712</text:p>
          </table:table-cell>
          <table:table-cell office:value-type="float" office:value="0.540994972902" calcext:value-type="float">
            <text:p>0.5410</text:p>
          </table:table-cell>
          <table:table-cell office:value-type="float" office:value="0.0580441003764" calcext:value-type="float">
            <text:p>0.0580</text:p>
          </table:table-cell>
          <table:table-cell office:value-type="float" office:value="0.0314015665102" calcext:value-type="float">
            <text:p>0.031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87" calcext:value-type="float">
            <text:p>387</text:p>
          </table:table-cell>
          <table:table-cell office:value-type="float" office:value="3162" calcext:value-type="float">
            <text:p>3162</text:p>
          </table:table-cell>
          <table:table-cell office:value-type="float" office:value="16.3410852713" calcext:value-type="float">
            <text:p>16.3411</text:p>
          </table:table-cell>
          <table:table-cell office:value-type="float" office:value="-1.35100922048" calcext:value-type="float">
            <text:p>-1.3510</text:p>
          </table:table-cell>
          <table:table-cell office:value-type="float" office:value="0.421877984041" calcext:value-type="float">
            <text:p>0.4219</text:p>
          </table:table-cell>
          <table:table-cell office:value-type="float" office:value="2.2851079782" calcext:value-type="float">
            <text:p>2.2851</text:p>
          </table:table-cell>
          <table:table-cell office:value-type="float" office:value="9.32533862133" calcext:value-type="float">
            <text:p>9.3253</text:p>
          </table:table-cell>
          <table:table-cell office:value-type="float" office:value="0.564943640339" calcext:value-type="float">
            <text:p>0.5649</text:p>
          </table:table-cell>
          <table:table-cell office:value-type="float" office:value="0.061742179978" calcext:value-type="float">
            <text:p>0.0617</text:p>
          </table:table-cell>
          <table:table-cell office:value-type="float" office:value="0.0348808519193" calcext:value-type="float">
            <text:p>0.034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77" calcext:value-type="float">
            <text:p>377</text:p>
          </table:table-cell>
          <table:table-cell office:value-type="float" office:value="3160" calcext:value-type="float">
            <text:p>3160</text:p>
          </table:table-cell>
          <table:table-cell office:value-type="float" office:value="16.7639257294" calcext:value-type="float">
            <text:p>16.7639</text:p>
          </table:table-cell>
          <table:table-cell office:value-type="float" office:value="-1.08622245112" calcext:value-type="float">
            <text:p>-1.0862</text:p>
          </table:table-cell>
          <table:table-cell office:value-type="float" office:value="0.39828496962" calcext:value-type="float">
            <text:p>0.3983</text:p>
          </table:table-cell>
          <table:table-cell office:value-type="float" office:value="2.28482137818" calcext:value-type="float">
            <text:p>2.2848</text:p>
          </table:table-cell>
          <table:table-cell office:value-type="float" office:value="8.24889885176" calcext:value-type="float">
            <text:p>8.2489</text:p>
          </table:table-cell>
          <table:table-cell office:value-type="float" office:value="0.570880979186" calcext:value-type="float">
            <text:p>0.5709</text:p>
          </table:table-cell>
          <table:table-cell office:value-type="float" office:value="0.058278250306" calcext:value-type="float">
            <text:p>0.0583</text:p>
          </table:table-cell>
          <table:table-cell office:value-type="float" office:value="0.0332699445999" calcext:value-type="float">
            <text:p>0.033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59" calcext:value-type="float">
            <text:p>359</text:p>
          </table:table-cell>
          <table:table-cell office:value-type="float" office:value="3042" calcext:value-type="float">
            <text:p>3042</text:p>
          </table:table-cell>
          <table:table-cell office:value-type="float" office:value="16.9470752089" calcext:value-type="float">
            <text:p>16.9471</text:p>
          </table:table-cell>
          <table:table-cell office:value-type="float" office:value="-1.04457738359" calcext:value-type="float">
            <text:p>-1.0446</text:p>
          </table:table-cell>
          <table:table-cell office:value-type="float" office:value="0.381228705017" calcext:value-type="float">
            <text:p>0.3812</text:p>
          </table:table-cell>
          <table:table-cell office:value-type="float" office:value="2.23119777159" calcext:value-type="float">
            <text:p>2.2312</text:p>
          </table:table-cell>
          <table:table-cell office:value-type="float" office:value="7.52434691004" calcext:value-type="float">
            <text:p>7.5243</text:p>
          </table:table-cell>
          <table:table-cell office:value-type="float" office:value="0.585987592942" calcext:value-type="float">
            <text:p>0.5860</text:p>
          </table:table-cell>
          <table:table-cell office:value-type="float" office:value="0.06000448034" calcext:value-type="float">
            <text:p>0.0600</text:p>
          </table:table-cell>
          <table:table-cell office:value-type="float" office:value="0.0351618810002" calcext:value-type="float">
            <text:p>0.035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42" calcext:value-type="float">
            <text:p>342</text:p>
          </table:table-cell>
          <table:table-cell office:value-type="float" office:value="3025" calcext:value-type="float">
            <text:p>3025</text:p>
          </table:table-cell>
          <table:table-cell office:value-type="float" office:value="17.6900584795" calcext:value-type="float">
            <text:p>17.6901</text:p>
          </table:table-cell>
          <table:table-cell office:value-type="float" office:value="-1.14141271499" calcext:value-type="float">
            <text:p>-1.1414</text:p>
          </table:table-cell>
          <table:table-cell office:value-type="float" office:value="0.409922834348" calcext:value-type="float">
            <text:p>0.4099</text:p>
          </table:table-cell>
          <table:table-cell office:value-type="float" office:value="2.2413609782" calcext:value-type="float">
            <text:p>2.2414</text:p>
          </table:table-cell>
          <table:table-cell office:value-type="float" office:value="7.1808832171" calcext:value-type="float">
            <text:p>7.1809</text:p>
          </table:table-cell>
          <table:table-cell office:value-type="float" office:value="0.592010840264" calcext:value-type="float">
            <text:p>0.5920</text:p>
          </table:table-cell>
          <table:table-cell office:value-type="float" office:value="0.0613354700307" calcext:value-type="float">
            <text:p>0.0613</text:p>
          </table:table-cell>
          <table:table-cell office:value-type="float" office:value="0.0363112631509" calcext:value-type="float">
            <text:p>0.036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27" calcext:value-type="float">
            <text:p>327</text:p>
          </table:table-cell>
          <table:table-cell office:value-type="float" office:value="2881" calcext:value-type="float">
            <text:p>2881</text:p>
          </table:table-cell>
          <table:table-cell office:value-type="float" office:value="17.620795107" calcext:value-type="float">
            <text:p>17.6208</text:p>
          </table:table-cell>
          <table:table-cell office:value-type="float" office:value="-1.13222140084" calcext:value-type="float">
            <text:p>-1.1322</text:p>
          </table:table-cell>
          <table:table-cell office:value-type="float" office:value="0.412974262829" calcext:value-type="float">
            <text:p>0.4130</text:p>
          </table:table-cell>
          <table:table-cell office:value-type="float" office:value="2.18577512617" calcext:value-type="float">
            <text:p>2.1858</text:p>
          </table:table-cell>
          <table:table-cell office:value-type="float" office:value="7.0757538339" calcext:value-type="float">
            <text:p>7.0758</text:p>
          </table:table-cell>
          <table:table-cell office:value-type="float" office:value="0.603098356603" calcext:value-type="float">
            <text:p>0.6031</text:p>
          </table:table-cell>
          <table:table-cell office:value-type="float" office:value="0.0612470034836" calcext:value-type="float">
            <text:p>0.0612</text:p>
          </table:table-cell>
          <table:table-cell office:value-type="float" office:value="0.0369379671479" calcext:value-type="float">
            <text:p>0.03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21" calcext:value-type="float">
            <text:p>321</text:p>
          </table:table-cell>
          <table:table-cell office:value-type="float" office:value="2849" calcext:value-type="float">
            <text:p>2849</text:p>
          </table:table-cell>
          <table:table-cell office:value-type="float" office:value="17.7507788162" calcext:value-type="float">
            <text:p>17.7508</text:p>
          </table:table-cell>
          <table:table-cell office:value-type="float" office:value="-1.07890038311" calcext:value-type="float">
            <text:p>-1.0789</text:p>
          </table:table-cell>
          <table:table-cell office:value-type="float" office:value="0.386423319982" calcext:value-type="float">
            <text:p>0.3864</text:p>
          </table:table-cell>
          <table:table-cell office:value-type="float" office:value="2.19637850467" calcext:value-type="float">
            <text:p>2.1964</text:p>
          </table:table-cell>
          <table:table-cell office:value-type="float" office:value="6.38372712152" calcext:value-type="float">
            <text:p>6.3837</text:p>
          </table:table-cell>
          <table:table-cell office:value-type="float" office:value="0.608804211695" calcext:value-type="float">
            <text:p>0.6088</text:p>
          </table:table-cell>
          <table:table-cell office:value-type="float" office:value="0.055140900996" calcext:value-type="float">
            <text:p>0.0551</text:p>
          </table:table-cell>
          <table:table-cell office:value-type="float" office:value="0.033570012763" calcext:value-type="float">
            <text:p>0.03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4" calcext:value-type="float">
            <text:p>314</text:p>
          </table:table-cell>
          <table:table-cell office:value-type="float" office:value="2975" calcext:value-type="float">
            <text:p>2975</text:p>
          </table:table-cell>
          <table:table-cell office:value-type="float" office:value="18.949044586" calcext:value-type="float">
            <text:p>18.9490</text:p>
          </table:table-cell>
          <table:table-cell office:value-type="float" office:value="-1.17258369185" calcext:value-type="float">
            <text:p>-1.1726</text:p>
          </table:table-cell>
          <table:table-cell office:value-type="float" office:value="0.45023356065" calcext:value-type="float">
            <text:p>0.4502</text:p>
          </table:table-cell>
          <table:table-cell office:value-type="float" office:value="2.21472904499" calcext:value-type="float">
            <text:p>2.2147</text:p>
          </table:table-cell>
          <table:table-cell office:value-type="float" office:value="6.58377996082" calcext:value-type="float">
            <text:p>6.5838</text:p>
          </table:table-cell>
          <table:table-cell office:value-type="float" office:value="0.6012087688" calcext:value-type="float">
            <text:p>0.6012</text:p>
          </table:table-cell>
          <table:table-cell office:value-type="float" office:value="0.062728614754" calcext:value-type="float">
            <text:p>0.0627</text:p>
          </table:table-cell>
          <table:table-cell office:value-type="float" office:value="0.0377129932448" calcext:value-type="float">
            <text:p>0.037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95" calcext:value-type="float">
            <text:p>295</text:p>
          </table:table-cell>
          <table:table-cell office:value-type="float" office:value="2725" calcext:value-type="float">
            <text:p>2725</text:p>
          </table:table-cell>
          <table:table-cell office:value-type="float" office:value="18.4745762712" calcext:value-type="float">
            <text:p>18.4746</text:p>
          </table:table-cell>
          <table:table-cell office:value-type="float" office:value="-1.03182370435" calcext:value-type="float">
            <text:p>-1.0318</text:p>
          </table:table-cell>
          <table:table-cell office:value-type="float" office:value="0.440650053428" calcext:value-type="float">
            <text:p>0.4407</text:p>
          </table:table-cell>
          <table:table-cell office:value-type="float" office:value="2.17765479073" calcext:value-type="float">
            <text:p>2.1777</text:p>
          </table:table-cell>
          <table:table-cell office:value-type="float" office:value="6.30067740025" calcext:value-type="float">
            <text:p>6.3007</text:p>
          </table:table-cell>
          <table:table-cell office:value-type="float" office:value="0.610420191532" calcext:value-type="float">
            <text:p>0.6104</text:p>
          </table:table-cell>
          <table:table-cell office:value-type="float" office:value="0.0621320208471" calcext:value-type="float">
            <text:p>0.0621</text:p>
          </table:table-cell>
          <table:table-cell office:value-type="float" office:value="0.0379266400657" calcext:value-type="float">
            <text:p>0.037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86" calcext:value-type="float">
            <text:p>286</text:p>
          </table:table-cell>
          <table:table-cell office:value-type="float" office:value="2573" calcext:value-type="float">
            <text:p>2573</text:p>
          </table:table-cell>
          <table:table-cell office:value-type="float" office:value="17.993006993" calcext:value-type="float">
            <text:p>17.9930</text:p>
          </table:table-cell>
          <table:table-cell office:value-type="float" office:value="-1.0461776872" calcext:value-type="float">
            <text:p>-1.0462</text:p>
          </table:table-cell>
          <table:table-cell office:value-type="float" office:value="0.449919435803" calcext:value-type="float">
            <text:p>0.4499</text:p>
          </table:table-cell>
          <table:table-cell office:value-type="float" office:value="2.16559931297" calcext:value-type="float">
            <text:p>2.1656</text:p>
          </table:table-cell>
          <table:table-cell office:value-type="float" office:value="6.46297372559" calcext:value-type="float">
            <text:p>6.4630</text:p>
          </table:table-cell>
          <table:table-cell office:value-type="float" office:value="0.619772394082" calcext:value-type="float">
            <text:p>0.6198</text:p>
          </table:table-cell>
          <table:table-cell office:value-type="float" office:value="0.0619376654996" calcext:value-type="float">
            <text:p>0.0619</text:p>
          </table:table-cell>
          <table:table-cell office:value-type="float" office:value="0.0383872552305" calcext:value-type="float">
            <text:p>0.038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78" calcext:value-type="float">
            <text:p>278</text:p>
          </table:table-cell>
          <table:table-cell office:value-type="float" office:value="2538" calcext:value-type="float">
            <text:p>2538</text:p>
          </table:table-cell>
          <table:table-cell office:value-type="float" office:value="18.2589928058" calcext:value-type="float">
            <text:p>18.2590</text:p>
          </table:table-cell>
          <table:table-cell office:value-type="float" office:value="-0.887688080259" calcext:value-type="float">
            <text:p>-0.8877</text:p>
          </table:table-cell>
          <table:table-cell office:value-type="float" office:value="0.464902043184" calcext:value-type="float">
            <text:p>0.4649</text:p>
          </table:table-cell>
          <table:table-cell office:value-type="float" office:value="2.19691972054" calcext:value-type="float">
            <text:p>2.1969</text:p>
          </table:table-cell>
          <table:table-cell office:value-type="float" office:value="6.24230714595" calcext:value-type="float">
            <text:p>6.2423</text:p>
          </table:table-cell>
          <table:table-cell office:value-type="float" office:value="0.615066184105" calcext:value-type="float">
            <text:p>0.6151</text:p>
          </table:table-cell>
          <table:table-cell office:value-type="float" office:value="0.0618521458711" calcext:value-type="float">
            <text:p>0.0619</text:p>
          </table:table-cell>
          <table:table-cell office:value-type="float" office:value="0.0380431633397" calcext:value-type="float">
            <text:p>0.038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65" calcext:value-type="float">
            <text:p>265</text:p>
          </table:table-cell>
          <table:table-cell office:value-type="float" office:value="2582" calcext:value-type="float">
            <text:p>2582</text:p>
          </table:table-cell>
          <table:table-cell office:value-type="float" office:value="19.4867924528" calcext:value-type="float">
            <text:p>19.4868</text:p>
          </table:table-cell>
          <table:table-cell office:value-type="float" office:value="-1.05491655223" calcext:value-type="float">
            <text:p>-1.0549</text:p>
          </table:table-cell>
          <table:table-cell office:value-type="float" office:value="0.451672522641" calcext:value-type="float">
            <text:p>0.4517</text:p>
          </table:table-cell>
          <table:table-cell office:value-type="float" office:value="2.15374499714" calcext:value-type="float">
            <text:p>2.1537</text:p>
          </table:table-cell>
          <table:table-cell office:value-type="float" office:value="5.35833788013" calcext:value-type="float">
            <text:p>5.3583</text:p>
          </table:table-cell>
          <table:table-cell office:value-type="float" office:value="0.644001138819" calcext:value-type="float">
            <text:p>0.6440</text:p>
          </table:table-cell>
          <table:table-cell office:value-type="float" office:value="0.0659157842994" calcext:value-type="float">
            <text:p>0.0659</text:p>
          </table:table-cell>
          <table:table-cell office:value-type="float" office:value="0.042449840155" calcext:value-type="float">
            <text:p>0.042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56" calcext:value-type="float">
            <text:p>256</text:p>
          </table:table-cell>
          <table:table-cell office:value-type="float" office:value="2660" calcext:value-type="float">
            <text:p>2660</text:p>
          </table:table-cell>
          <table:table-cell office:value-type="float" office:value="20.78125" calcext:value-type="float">
            <text:p>20.7813</text:p>
          </table:table-cell>
          <table:table-cell office:value-type="float" office:value="-1.07092313845" calcext:value-type="float">
            <text:p>-1.0709</text:p>
          </table:table-cell>
          <table:table-cell office:value-type="float" office:value="0.508981383006" calcext:value-type="float">
            <text:p>0.5090</text:p>
          </table:table-cell>
          <table:table-cell office:value-type="float" office:value="2.14806985294" calcext:value-type="float">
            <text:p>2.1481</text:p>
          </table:table-cell>
          <table:table-cell office:value-type="float" office:value="5.33475338155" calcext:value-type="float">
            <text:p>5.3348</text:p>
          </table:table-cell>
          <table:table-cell office:value-type="float" office:value="0.641070339387" calcext:value-type="float">
            <text:p>0.6411</text:p>
          </table:table-cell>
          <table:table-cell office:value-type="float" office:value="0.0725321886799" calcext:value-type="float">
            <text:p>0.0725</text:p>
          </table:table-cell>
          <table:table-cell office:value-type="float" office:value="0.0464982348135" calcext:value-type="float">
            <text:p>0.046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40" calcext:value-type="float">
            <text:p>240</text:p>
          </table:table-cell>
          <table:table-cell office:value-type="float" office:value="2524" calcext:value-type="float">
            <text:p>2524</text:p>
          </table:table-cell>
          <table:table-cell office:value-type="float" office:value="21.0333333333" calcext:value-type="float">
            <text:p>21.0333</text:p>
          </table:table-cell>
          <table:table-cell office:value-type="float" office:value="-0.88819936142" calcext:value-type="float">
            <text:p>-0.8882</text:p>
          </table:table-cell>
          <table:table-cell office:value-type="float" office:value="0.475597941227" calcext:value-type="float">
            <text:p>0.4756</text:p>
          </table:table-cell>
          <table:table-cell office:value-type="float" office:value="2.12015341702" calcext:value-type="float">
            <text:p>2.1202</text:p>
          </table:table-cell>
          <table:table-cell office:value-type="float" office:value="4.60533937879" calcext:value-type="float">
            <text:p>4.6053</text:p>
          </table:table-cell>
          <table:table-cell office:value-type="float" office:value="0.654736720897" calcext:value-type="float">
            <text:p>0.6547</text:p>
          </table:table-cell>
          <table:table-cell office:value-type="float" office:value="0.0697662680088" calcext:value-type="float">
            <text:p>0.0698</text:p>
          </table:table-cell>
          <table:table-cell office:value-type="float" office:value="0.0456785375453" calcext:value-type="float">
            <text:p>0.045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32" calcext:value-type="float">
            <text:p>232</text:p>
          </table:table-cell>
          <table:table-cell office:value-type="float" office:value="2419" calcext:value-type="float">
            <text:p>2419</text:p>
          </table:table-cell>
          <table:table-cell office:value-type="float" office:value="20.8534482759" calcext:value-type="float">
            <text:p>20.8534</text:p>
          </table:table-cell>
          <table:table-cell office:value-type="float" office:value="-0.981946964952" calcext:value-type="float">
            <text:p>-0.9819</text:p>
          </table:table-cell>
          <table:table-cell office:value-type="float" office:value="0.478494251147" calcext:value-type="float">
            <text:p>0.4785</text:p>
          </table:table-cell>
          <table:table-cell office:value-type="float" office:value="2.11348708763" calcext:value-type="float">
            <text:p>2.1135</text:p>
          </table:table-cell>
          <table:table-cell office:value-type="float" office:value="4.51652707007" calcext:value-type="float">
            <text:p>4.5165</text:p>
          </table:table-cell>
          <table:table-cell office:value-type="float" office:value="0.675256174596" calcext:value-type="float">
            <text:p>0.6753</text:p>
          </table:table-cell>
          <table:table-cell office:value-type="float" office:value="0.0654783957762" calcext:value-type="float">
            <text:p>0.0655</text:p>
          </table:table-cell>
          <table:table-cell office:value-type="float" office:value="0.0442146910505" calcext:value-type="float">
            <text:p>0.044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29" calcext:value-type="float">
            <text:p>229</text:p>
          </table:table-cell>
          <table:table-cell office:value-type="float" office:value="2351" calcext:value-type="float">
            <text:p>2351</text:p>
          </table:table-cell>
          <table:table-cell office:value-type="float" office:value="20.5327510917" calcext:value-type="float">
            <text:p>20.5328</text:p>
          </table:table-cell>
          <table:table-cell office:value-type="float" office:value="-1.02687498229" calcext:value-type="float">
            <text:p>-1.0269</text:p>
          </table:table-cell>
          <table:table-cell office:value-type="float" office:value="0.494596688032" calcext:value-type="float">
            <text:p>0.4946</text:p>
          </table:table-cell>
          <table:table-cell office:value-type="float" office:value="2.10108787252" calcext:value-type="float">
            <text:p>2.1011</text:p>
          </table:table-cell>
          <table:table-cell office:value-type="float" office:value="4.72057859697" calcext:value-type="float">
            <text:p>4.7206</text:p>
          </table:table-cell>
          <table:table-cell office:value-type="float" office:value="0.674835871856" calcext:value-type="float">
            <text:p>0.6748</text:p>
          </table:table-cell>
          <table:table-cell office:value-type="float" office:value="0.0719357757905" calcext:value-type="float">
            <text:p>0.0719</text:p>
          </table:table-cell>
          <table:table-cell office:value-type="float" office:value="0.0485448419732" calcext:value-type="float">
            <text:p>0.048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25" calcext:value-type="float">
            <text:p>225</text:p>
          </table:table-cell>
          <table:table-cell office:value-type="float" office:value="2379" calcext:value-type="float">
            <text:p>2379</text:p>
          </table:table-cell>
          <table:table-cell office:value-type="float" office:value="21.1466666667" calcext:value-type="float">
            <text:p>21.1467</text:p>
          </table:table-cell>
          <table:table-cell office:value-type="float" office:value="-0.844702835957" calcext:value-type="float">
            <text:p>-0.8447</text:p>
          </table:table-cell>
          <table:table-cell office:value-type="float" office:value="0.534185218547" calcext:value-type="float">
            <text:p>0.5342</text:p>
          </table:table-cell>
          <table:table-cell office:value-type="float" office:value="2.1155952381" calcext:value-type="float">
            <text:p>2.1156</text:p>
          </table:table-cell>
          <table:table-cell office:value-type="float" office:value="4.76843357465" calcext:value-type="float">
            <text:p>4.7684</text:p>
          </table:table-cell>
          <table:table-cell office:value-type="float" office:value="0.657758893303" calcext:value-type="float">
            <text:p>0.6578</text:p>
          </table:table-cell>
          <table:table-cell office:value-type="float" office:value="0.0741475139043" calcext:value-type="float">
            <text:p>0.0741</text:p>
          </table:table-cell>
          <table:table-cell office:value-type="float" office:value="0.0487711866868" calcext:value-type="float">
            <text:p>0.048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14" calcext:value-type="float">
            <text:p>214</text:p>
          </table:table-cell>
          <table:table-cell office:value-type="float" office:value="2368" calcext:value-type="float">
            <text:p>2368</text:p>
          </table:table-cell>
          <table:table-cell office:value-type="float" office:value="22.1308411215" calcext:value-type="float">
            <text:p>22.1308</text:p>
          </table:table-cell>
          <table:table-cell office:value-type="float" office:value="-0.778745928404" calcext:value-type="float">
            <text:p>-0.7787</text:p>
          </table:table-cell>
          <table:table-cell office:value-type="float" office:value="0.545959259963" calcext:value-type="float">
            <text:p>0.5460</text:p>
          </table:table-cell>
          <table:table-cell office:value-type="float" office:value="2.10574349524" calcext:value-type="float">
            <text:p>2.1057</text:p>
          </table:table-cell>
          <table:table-cell office:value-type="float" office:value="4.34392228782" calcext:value-type="float">
            <text:p>4.3439</text:p>
          </table:table-cell>
          <table:table-cell office:value-type="float" office:value="0.672441152923" calcext:value-type="float">
            <text:p>0.6724</text:p>
          </table:table-cell>
          <table:table-cell office:value-type="float" office:value="0.0765383929334" calcext:value-type="float">
            <text:p>0.0765</text:p>
          </table:table-cell>
          <table:table-cell office:value-type="float" office:value="0.051467565187" calcext:value-type="float">
            <text:p>0.05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7T07:53:40.428768745</meta:creation-date>
    <dc:date>2023-10-17T10:39:29.341167641</dc:date>
    <meta:editing-duration>PT2H35M35S</meta:editing-duration>
    <meta:editing-cycles>1</meta:editing-cycles>
    <meta:document-statistic meta:table-count="1" meta:cell-count="627" meta:object-count="0"/>
    <meta:generator>LibreOffice/6.4.7.2$Linux_X86_64 LibreOffice_project/40$Build-2</meta:generator>
  </office:meta>
</office:document-meta>
</file>